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0c7f65"/>
    </style:style>
    <style:style style:name="P5" style:family="paragraph" style:parent-style-name="Text_20_body">
      <style:text-properties officeooo:rsid="000c7f65" officeooo:paragraph-rsid="000c7f65"/>
    </style:style>
    <style:style style:name="P6" style:family="paragraph" style:parent-style-name="Text_20_body">
      <style:text-properties officeooo:paragraph-rsid="000c7f65"/>
    </style:style>
    <style:style style:name="P7" style:family="paragraph" style:parent-style-name="Code" style:list-style-name="L1">
      <style:text-properties fo:language="de" fo:country="DE"/>
    </style:style>
    <style:style style:name="P8" style:family="paragraph" style:parent-style-name="Code" style:list-style-name="L1"/>
    <style:style style:name="P9" style:family="paragraph" style:parent-style-name="Text_20_body">
      <style:text-properties fo:language="de" fo:country="DE"/>
    </style:style>
    <style:style style:name="P10" style:family="paragraph" style:parent-style-name="Text_20_body">
      <style:text-properties officeooo:rsid="000cdfdb" officeooo:paragraph-rsid="000cdfdb"/>
    </style:style>
    <style:style style:name="P11" style:family="paragraph" style:parent-style-name="Heading_20_3">
      <style:text-properties officeooo:paragraph-rsid="0005c401"/>
    </style:style>
    <style:style style:name="P12" style:family="paragraph" style:parent-style-name="Code">
      <style:text-properties officeooo:paragraph-rsid="0005c401"/>
    </style:style>
    <style:style style:name="P13" style:family="paragraph" style:parent-style-name="Code">
      <style:text-properties officeooo:rsid="000e4cb3" officeooo:paragraph-rsid="000e4cb3"/>
    </style:style>
    <style:style style:name="P14" style:family="paragraph" style:parent-style-name="Code">
      <style:text-properties officeooo:rsid="00100fae" officeooo:paragraph-rsid="00100fae"/>
    </style:style>
    <style:style style:name="P15" style:family="paragraph" style:parent-style-name="Code">
      <style:text-properties officeooo:rsid="00106f20" officeooo:paragraph-rsid="00106f20"/>
    </style:style>
    <style:style style:name="P16" style:family="paragraph" style:parent-style-name="Code">
      <style:text-properties officeooo:rsid="0005c401" officeooo:paragraph-rsid="0005c401"/>
    </style:style>
    <style:style style:name="P17" style:family="paragraph" style:parent-style-name="Heading_20_1">
      <style:text-properties officeooo:paragraph-rsid="0005c401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0c7f65"/>
    </style:style>
    <style:style style:name="T2" style:family="text">
      <style:text-properties officeooo:rsid="0005c401"/>
    </style:style>
    <style:style style:name="T3" style:family="text">
      <style:text-properties officeooo:rsid="0008f0a5"/>
    </style:style>
    <style:style style:name="T4" style:family="text">
      <style:text-properties officeooo:rsid="000aabe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stall Raspi</text:p>
          </text:index-title>
          <text:p text:style-name="P1">History<text:tab/>1</text:p>
          <text:p text:style-name="P2">V 0.3.1 09.aug.2025<text:tab/>1</text:p>
          <text:p text:style-name="P2">V 0.3.0 31.jul.2025<text:tab/>1</text:p>
          <text:p text:style-name="P2">V 0.2.0 14.oct.2023<text:tab/>1</text:p>
          <text:p text:style-name="P2">V 0.1.0 30.sep.2023<text:tab/>1</text:p>
          <text:p text:style-name="P1">Intro<text:tab/>2</text:p>
          <text:p text:style-name="P2">Goal<text:tab/>2</text:p>
          <text:p text:style-name="P2">Setup 4 Raspi Imager<text:tab/>2</text:p>
          <text:p text:style-name="P2">Raspi-config<text:tab/>2</text:p>
          <text:p text:style-name="P2">Copy files to target<text:tab/>2</text:p>
          <text:p text:style-name="P3">Make scripts executable<text:tab/>2</text:p>
          <text:p text:style-name="P2">Execute install_basics.sh script (as root)<text:tab/>3</text:p>
          <text:p text:style-name="P2">Run setup script<text:tab/>3</text:p>
          <text:p text:style-name="P3">Ser2Net control port<text:tab/>4</text:p>
          <text:p text:style-name="P3">Last step reboot<text:tab/>4</text:p>
          <text:p text:style-name="P1">Questions<text:tab/>4</text:p>
          <text:p text:style-name="P2">Problems<text:tab/>4</text:p>
          <text:p text:style-name="P2">Info<text:tab/>4</text:p>
          <text:p text:style-name="P1">Links<text:tab/>5</text:p>
          <text:p text:style-name="P2">Culture<text:tab/>5</text:p>
          <text:p text:style-name="P2">Profiles<text:tab/>5</text:p>
          <text:p text:style-name="P2">Other<text:tab/>5</text:p>
        </text:index-body>
      </text:table-of-content>
      <text:h text:style-name="Heading_20_1" text:outline-level="1">History</text:h>
      <text:h text:style-name="P4" text:outline-level="2">V 0.3.<text:span text:style-name="T1">2</text:span> 0<text:span text:style-name="T1">7</text:span>.<text:span text:style-name="T1">jan</text:span>.202<text:span text:style-name="T1">6</text:span></text:h>
      <text:p text:style-name="P5">Se2net admin</text:p>
      <text:h text:style-name="P4" text:outline-level="2">V 0.3.1 09.aug.2025</text:h>
      <text:p text:style-name="P6">Use sshkeys</text:p>
      <text:h text:style-name="P4" text:outline-level="2">V 0.3.0 31.jul.2025</text:h>
      <text:p text:style-name="Text_20_body">Use sshkeys</text:p>
      <text:h text:style-name="Heading_20_2" text:outline-level="2">V 0.2.0 14.oct.2023</text:h>
      <text:p text:style-name="Text_20_body">Add desktop entry for tyra</text:p>
      <text:h text:style-name="Heading_20_2" text:outline-level="2">V 0.1.0 30.sep.2023</text:h>
      <text:p text:style-name="Text_20_body">First Creation</text:p>
      <text:h text:style-name="Heading_20_1" text:outline-level="1"><text:soft-page-break/>Intro</text:h>
      <text:h text:style-name="Heading_20_2" text:outline-level="2">Goal</text:h>
      <text:p text:style-name="Text_20_body">Install Raspi for using as dev Station</text:p>
      <text:h text:style-name="Heading_20_2" text:outline-level="2">Setup 4 Raspi Imager</text:h>
      <text:p text:style-name="Text_20_body">Setup Standard OS with desktop; without recommended Software.</text:p>
      <text:p text:style-name="Text_20_body">Before burning image select:</text:p>
      <text:p text:style-name="Text_20_body">Hostname: aewinter</text:p>
      <text:p text:style-name="Text_20_body">SSH User: aeningning</text:p>
      <text:p text:style-name="Text_20_body">SSH Password: sldsld1023</text:p>
      <text:p text:style-name="Text_20_body">WIFI: nothing</text:p>
      <text:p text:style-name="Text_20_body">TimeZone: Eu/Berlin</text:p>
      <text:p text:style-name="Text_20_body">Keyboard; de</text:p>
      <text:p text:style-name="Text_20_body">Services: auth by password</text:p>
      <text:h text:style-name="Heading_20_2" text:outline-level="2">Raspi-config</text:h>
      <text:p text:style-name="Text_20_body"/>
      <text:list text:style-name="L1">
        <text:list-item>
          <text:p text:style-name="P7">Display options</text:p>
          <text:list>
            <text:list-item>
              <text:p text:style-name="P7">VNC Reslolution</text:p>
              <text:list>
                <text:list-item>
                  <text:p text:style-name="P8">1280x720</text:p>
                </text:list-item>
              </text:list>
            </text:list-item>
          </text:list>
        </text:list-item>
        <text:list-item>
          <text:p text:style-name="P7">Interface options</text:p>
          <text:list>
            <text:list-item>
              <text:p text:style-name="P7">VNC</text:p>
              <text:list>
                <text:list-item>
                  <text:p text:style-name="P7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Copy files to target</text:h>
      <text:p text:style-name="Code">scp watchmen.jar install_basics.sh install_services.sh siu.sh siu.cfg siu_load.sh siu.elf zena.sh zena.cfg zena_load.sh marty.elf watchmen.service t0.sh t1.sh t2.sh tyra_debug.sh tyra.jar tyra.sh tyra.desktop aeningning_sshkey aeningning@aewinter.kwangya:~</text:p>
      <text:p text:style-name="Code">scp aeningning_sshkey.pub ser2net.yaml aeningning@aewinter.kwangya:~</text:p>
      <text:p text:style-name="Code">ssh aeningning@aewinter.kwangya chmod a+rwx *.sh</text:p>
      <text:h text:style-name="Heading_20_2" text:outline-level="2"><text:soft-page-break/>Execute install_basics.sh script (as root)</text:h>
      <text:p text:style-name="Code">mkdir .ssh<text:line-break/>mv aeningning_sshkey.pub .ssh/authorized_keys<text:line-break/><text:line-break/>chown aeningning:aeningning .ssh/authorized_keys<text:line-break/>chown aeningning:aeningning .ssh<text:line-break/>chmod 600 .ssh/authorized_keys<text:line-break/>chmod 700 .ssh <text:line-break/><text:line-break/><text:line-break/>apt update<text:line-break/>apt upgrade -y<text:line-break/><text:line-break/>apt install ca-certificates-java -y<text:line-break/>apt install openjdk-17-jre -y<text:line-break/>apt install libpangoft2-1.0-0 -y<text:line-break/>apt install libgles-dev -y<text:line-break/><text:line-break/>apt install openocd -y<text:line-break/><text:line-break/>#apt install x2goserver<text:line-break/><text:line-break/>apt install mc -y<text:line-break/>apt install xoscope -y<text:line-break/><text:line-break/>apt install minicom -y<text:line-break/>apt install telnet -y<text:line-break/><text:line-break/>apt install ser2net -y<text:line-break/><text:line-break/># virtual midi keyboard<text:line-break/>apt install vmpk -y </text:p>
      <text:p text:style-name="P9"/>
      <text:h text:style-name="Heading_20_2" text:outline-level="2">Run setup script</text:h>
      <text:p text:style-name="P9">Activate watchmen</text:p>
      <text:p text:style-name="Code">sudo ./install_services.sh</text:p>
      <text:p text:style-name="P9">Script contains </text:p>
      <text:p text:style-name="Code">sudo cp watchmen.service /lib/systemd/system<text:line-break/>sudo cp ser2net.yaml /etc/<text:line-break/>sudo systemctl enable watchmen.service<text:line-break/>sudo systemctl start watchmen.service<text:line-break/>cp tyra.desktop .local/share/applications/tyra.desktop</text:p>
      <text:h text:style-name="Heading_20_3" text:outline-level="3"><text:soft-page-break/>Ser2Net control port</text:h>
      <text:p text:style-name="P10">Insert in ser2net.yaml</text:p>
      <text:p text:style-name="Code">admin: &amp;admin<text:line-break/> <text:s text:c="3"/>accepter: tcp,2000<text:line-break/></text:p>
      <text:h text:style-name="P11" text:outline-level="3">Last step <text:span text:style-name="T2">before </text:span>reboot</text:h>
      <text:p text:style-name="P12"><text:span text:style-name="T2">! s</text:span>udo <text:span text:style-name="T2">apt install git </text:span><text:span text:style-name="T3">ist schon</text:span><text:span text:style-name="T2"><text:line-break/>! sudo apt install code </text:span><text:span text:style-name="T3">geht nicht </text:span><text:span text:style-name="T4">(!32bit)</text:span></text:p>
      <text:p text:style-name="P13">Rpi Connect anmachen (wegen ChromeOSFlex)</text:p>
      <text:p text:style-name="P14">Enable in raspi-config<text:line-break/>Use local VNC to go on desktop<text:line-break/>Sign-in at<text:line-break/>https://id.raspberrypi.com/sign-in</text:p>
      <text:p text:style-name="P14">Create a device and sign in as aewinter.kwangya</text:p>
      <text:p text:style-name="P15">Check by using a ChromOSFlex device to view</text:p>
      <text:p text:style-name="P16">raspi-config:<text:line-break/>interface options / set overlay file system</text:p>
      <text:h text:style-name="P11" text:outline-level="3">Last step reboot</text:h>
      <text:p text:style-name="P12">Sudo reboot</text:p>
      <text:h text:style-name="P17" text:outline-level="1">Questions</text:h>
      <text:p text:style-name="Text_20_body">Vncserver or x2goserver or raspi light without desktop</text:p>
      <text:p text:style-name="Text_20_body">xoscope for signalling</text:p>
      <text:p text:style-name="Text_20_body">develop tyra</text:p>
      <text:p text:style-name="Text_20_body">use netcat nc as raw terminal for ser2net</text:p>
      <text:h text:style-name="Heading_20_2" text:outline-level="2">Problems</text:h>
      <text:p text:style-name="P9">xoscope run through x2goserver</text:p>
      <text:h text:style-name="Heading_20_2" text:outline-level="2">Info</text:h>
      <text:p text:style-name="P9">Locatoion of .desktop files</text:p>
      <text:p text:style-name="P9">/usr/share/applications<text:line-break/>(created in raspi but empty)</text:p>
      <text:p text:style-name="P9">/usr/local/share/applications<text:line-break/>(not used in raspi)</text:p>
      <text:p text:style-name="P9"><text:soft-page-break/>~/.local/share/applications<text:line-break/>(created in raspi but empty)</text:p>
      <text:h text:style-name="P18" text:outline-level="1">Links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 fo:font-family="Tahoma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">File: <text:file-name text:display="name-and-extension">DevStation_install_raspi.odt</text:file-name><text:tab/><text:tab/><text:date style:data-style-name="N40" text:date-value="2026-01-08T11:24:11.309230551">Jan 8, 2026</text:date> <text:time style:data-style-name="N60" text:time-value="2023-10-02T12:04:06.780000091" text:fixed="true">12:04</text:time></text:p>
      </style:header>
      <style:footer>
        <text:p text:style-name="Footer"><text:tab/>Page <text:page-number text:select-page="current">6</text:page-number><text:s/>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0-02T12:04:06.30</meta:creation-date>
    <meta:editing-duration>PT7H29M26S</meta:editing-duration>
    <meta:editing-cycles>21</meta:editing-cycles>
    <meta:generator>LibreOffice/25.2.3.2$Windows_x86 LibreOffice_project/bbb074479178df812d175f709636b368952c2ce3</meta:generator>
    <dc:date>2026-01-08T11:23:34.518314100</dc:date>
    <meta:document-statistic meta:table-count="0" meta:image-count="0" meta:object-count="0" meta:page-count="6" meta:paragraph-count="97" meta:word-count="444" meta:character-count="3219" meta:non-whitespace-character-count="2858"/>
  </office:meta>
</office:document-meta>
</file>